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" svg:font-family="SimSun"/>
    <style:font-face style:name="Arial" svg:font-family="Arial" style:font-family-generic="swiss"/>
    <style:font-face style:name="Arial Unicode MS" svg:font-family="'Arial Unicode M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start" style:justify-single-word="false"/>
      <style:text-properties fo:language="en" fo:country="GB" style:font-name-asian="Arial Unicode MS" style:font-name-complex="Times New Roman"/>
    </style:style>
    <style:style style:name="P5" style:family="paragraph" style:parent-style-name="Standard">
      <style:paragraph-properties fo:text-align="start" style:justify-single-word="false"/>
      <style:text-properties style:font-name="Times New Roman" fo:language="en" fo:country="GB" style:font-name-asian="Arial Unicode MS" style:font-name-complex="Times New Roman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style:font-name-asian="Arial Unicode MS" style:font-name-complex="Times New Roman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be9e" officeooo:paragraph-rsid="001abe9e"/>
    </style:style>
    <style:style style:name="P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imes New Roman" fo:language="en" fo:country="GB" style:font-name-asian="Arial Unicode MS" style:font-name-complex="Times New Roman"/>
    </style:style>
    <style:style style:name="P10" style:family="paragraph" style:parent-style-name="Standard">
      <style:paragraph-properties fo:text-align="start" style:justify-single-word="false"/>
      <style:text-properties fo:language="en" fo:country="GB" officeooo:paragraph-rsid="00229a8f" style:font-name-asian="Arial Unicode MS" style:font-name-complex="Times New Roman"/>
    </style:style>
    <style:style style:name="P11" style:family="paragraph" style:parent-style-name="Standard">
      <style:paragraph-properties fo:text-align="start" style:justify-single-word="false"/>
      <style:text-properties style:font-name="Times New Roman" fo:language="en" fo:country="GB" officeooo:paragraph-rsid="00229a8f" style:font-name-asian="Arial Unicode MS" style:font-name-complex="Times New Roman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language="en" fo:country="GB" style:font-name-complex="Times New Roman"/>
    </style:style>
    <style:style style:name="P13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  <style:text-properties style:font-name="Times New Roman" fo:language="en" fo:country="GB" style:font-name-complex="Times New Roman"/>
    </style:style>
    <style:style style:name="P14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  <style:text-properties style:font-name="Times New Roman" fo:language="en" fo:country="GB" officeooo:paragraph-rsid="00229a8f" style:font-name-complex="Times New Roman"/>
    </style:style>
    <style:style style:name="P15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</style:style>
    <style:style style:name="P16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  <style:text-properties officeooo:paragraph-rsid="00229a8f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9a8f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rsid="001ea0ae" style:font-name-asian="Arial Unicode MS" style:font-name-complex="Times New Roma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rsid="001ea0ae" officeooo:paragraph-rsid="00229a8f" style:font-name-asian="Arial Unicode MS" style:font-name-complex="Times New Roma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1fb48c" style:font-name-asian="Arial Unicode MS" style:font-name-complex="Times New Roma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229a8f" style:font-name-asian="Arial Unicode MS" style:font-name-complex="Times New Roman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rsid="0021a674" officeooo:paragraph-rsid="0021a674" style:font-name-asian="Arial Unicode MS" style:font-name-complex="Times New Roman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officeooo:rsid="0021a674" officeooo:paragraph-rsid="00229a8f" style:font-name-asian="Arial Unicode MS" style:font-name-complex="Times New Roman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be9e" officeooo:paragraph-rsid="00229a8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4140" officeooo:paragraph-rsid="00224140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4140" officeooo:paragraph-rsid="00229a8f"/>
    </style:style>
    <style:style style:name="P28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imes New Roman" fo:language="en" fo:country="GB" officeooo:paragraph-rsid="00229a8f" style:font-name-asian="Arial Unicode MS" style:font-name-complex="Times New Roman"/>
    </style:style>
    <style:style style:name="T1" style:family="text">
      <style:text-properties fo:font-size="9pt" fo:language="en" fo:country="GB" style:font-size-asian="9pt"/>
    </style:style>
    <style:style style:name="T2" style:family="text">
      <style:text-properties style:font-name="Times New Roman" fo:language="en" fo:country="GB" style:font-name-asian="Arial Unicode MS" style:font-name-complex="Times New Roman"/>
    </style:style>
    <style:style style:name="T3" style:family="text">
      <style:text-properties style:font-name="Times New Roman" fo:language="en" fo:country="GB" officeooo:rsid="00189bae" style:font-name-asian="Arial Unicode MS" style:font-name-complex="Times New Roman"/>
    </style:style>
    <style:style style:name="T4" style:family="text">
      <style:text-properties style:font-name="Times New Roman" fo:language="en" fo:country="GB" officeooo:rsid="001b0a38" style:font-name-asian="Arial Unicode MS" style:font-name-complex="Times New Roman"/>
    </style:style>
    <style:style style:name="T5" style:family="text">
      <style:text-properties style:font-name="Times New Roman" fo:language="en" fo:country="GB" officeooo:rsid="001d3df1" style:font-name-asian="Arial Unicode MS" style:font-name-complex="Times New Roman"/>
    </style:style>
    <style:style style:name="T6" style:family="text">
      <style:text-properties style:font-name="Times New Roman" fo:language="en" fo:country="GB" officeooo:rsid="0021a674" style:font-name-asian="Arial Unicode MS" style:font-name-complex="Times New Roman"/>
    </style:style>
    <style:style style:name="T7" style:family="text">
      <style:text-properties fo:language="en" fo:country="GB" style:font-name-asian="Arial Unicode MS" style:font-name-complex="Times New Roman"/>
    </style:style>
    <style:style style:name="T8" style:family="text">
      <style:text-properties fo:language="en" fo:country="GB" officeooo:rsid="001d3df1" style:font-name-asian="Arial Unicode MS" style:font-name-complex="Times New Roman"/>
    </style:style>
    <style:style style:name="T9" style:family="text">
      <style:text-properties style:font-name-asian="Arial Unicode MS"/>
    </style:style>
    <style:style style:name="T10" style:family="text">
      <style:text-properties style:font-name-asian="Times New Roman"/>
    </style:style>
    <style:style style:name="T11" style:family="text">
      <style:text-properties fo:color="#000000" style:font-size-complex="12pt"/>
    </style:style>
    <style:style style:name="T12" style:family="text">
      <style:text-properties fo:color="#000000" fo:language="en" fo:country="GB" style:font-size-complex="12pt"/>
    </style:style>
    <style:style style:name="T13" style:family="text">
      <style:text-properties fo:color="#000000" fo:language="en" fo:country="GB" style:font-name-asian="Times New Roman" style:font-size-complex="12pt"/>
    </style:style>
    <style:style style:name="T14" style:family="text">
      <style:text-properties officeooo:rsid="0021a674"/>
    </style:style>
    <style:style style:name="fr1" style:family="graphic" style:parent-style-name="Frame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100%" fo:padding="0.002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pan text:style-name="T2">Dear S</text:span><text:span text:style-name="T7">ir/Madam</text:span></text:p>
      <text:p text:style-name="P5"/>
      <text:p text:style-name="P18"><text:span text:style-name="T2">I am writing to apply for the Junior Programmer position for your 2015 placement scheme</text:span><text:span text:style-name="T7">. As requested I have also attached my CV.</text:span></text:p>
      <text:p text:style-name="P22">I am currently in my second year of a BSc Computer Science degree at Coventry University, planning on graduating with a first and possibly undertaking a Masters degree in software development. This position came to my attention when I attended a presentation given by Sports Direct representatives.</text:p>
      <text:p text:style-name="P22"/>
      <text:p text:style-name="P22"><text:s/>I was particularly Interested in your application of C# and the .NET Framework as Windows based development is my key field of interest <text:span text:style-name="T14">and am eager to get some “hands on” experience in software development.</text:span></text:p>
      <text:p text:style-name="P10">I believe you are looking for a candidate who is dedicated and eager to learn, but is also able to work independently as well as in a close team, and not become a burden.</text:p>
      <text:p text:style-name="P25"><text:span text:style-name="T3">B</text:span><text:span text:style-name="T2">ased on these assumption</text:span><text:span text:style-name="T4">s</text:span><text:span text:style-name="T2"> and </text:span><text:span text:style-name="T4">my own technical </text:span><text:span text:style-name="T6">experience</text:span><text:span text:style-name="T4"> and team skills I consider myself a very strong candidate for this roll. I can also guarantee to </text:span><text:span text:style-name="T5">push myself to strive and become a valuable asset to the Sports Direct team.</text:span></text:p>
      <text:p text:style-name="P11"/>
      <text:p text:style-name="P11">The advertisement states you are looking for someone with:</text:p>
      <text:list xml:id="list5993198662977058734" text:style-name="WW8Num1">
        <text:list-item>
          <text:p text:style-name="P14"><text:span text:style-name="T10">“</text:span><text:span text:style-name="T9">Experience developing software in any language.”</text:span></text:p>
        </text:list-item>
        <text:list-item>
          <text:p text:style-name="P16"><text:span text:style-name="T13">“</text:span><text:span text:style-name="T11">Proficient with installing, troubleshooting and supporting Microsoft XP, Office 2010/2013 and Windows</text:span><text:span text:style-name="T12">”.</text:span></text:p>
        </text:list-item>
      </text:list>
      <text:p text:style-name="P28"/>
      <text:p text:style-name="P18"><text:span text:style-name="T2">I b</text:span><text:span text:style-name="T7">egan developing software when I was fifteen in Visual Basic and since then I have gained proficiency in several other languages, such as Java, C++ and C#. As well as a basic understanding of HTML and CSS. </text:span><text:span text:style-name="T8">I achieved an average overall mark of 70.2% in my first year studies, as well as 100% score in the specific programming module.</text:span></text:p>
      <text:p text:style-name="P18"/>
      <text:p text:style-name="P27"><text:span text:style-name="T8">M</text:span><text:span text:style-name="T7">y experiences also encompass a wide range of team building and team leadership skills via the four years I spent as part of the Combined Cadet Force at secondary school.</text:span></text:p>
      <text:p text:style-name="P24"/>
      <text:p text:style-name="P20"/>
      <text:p text:style-name="P24">I look forward to hearing from you.</text:p>
      <text:p text:style-name="P24">Thank you for time and consideration of my application.</text:p>
      <text:p text:style-name="P23"/>
      <text:p text:style-name="P7">Yours Sincerely</text:p>
      <text:p text:style-name="P7"/>
      <text:p text:style-name="P7">Robert Rigler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imSun" svg:font-family="SimSun"/>
    <style:font-face style:name="Arial" svg:font-family="Arial" style:font-family-generic="swiss"/>
    <style:font-face style:name="Arial Unicode MS" svg:font-family="'Arial Unicode M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charset="x-symbol" fo:language="en" fo:country="GB" style:font-name-asian="Arial Unicode MS" style:font-family-asian="'Arial Unicode MS'" style:font-family-generic-asian="swiss" style:font-name-complex="Wingdings" style:font-family-complex="Wingdings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MP3" style:family="paragraph" style:parent-style-name="Standard">
      <style:paragraph-properties style:snap-to-layout-grid="false"/>
    </style:style>
    <style:style style:name="MT1" style:family="text">
      <style:text-properties fo:font-size="9pt" fo:language="en" fo:country="GB" style:font-size-asian="9pt"/>
    </style:style>
    <style:style style:name="Mfr1" style:family="graphic" style:parent-style-name="Frame">
      <style:graphic-properties fo:margin-left="0.319cm" fo:margin-right="0cm"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50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Frame1" text:anchor-type="char" svg:y="0cm" draw:z-index="0"><draw:text-box fo:min-height="0.041cm" fo:min-width="0.041cm"><text:p text:style-name="MP3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1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r Sports Direct </dc:title>
    <meta:initial-creator>Rob</meta:initial-creator>
    <meta:creation-date>2010-05-06T13:11:00</meta:creation-date>
    <dc:date>2014-11-27T21:03:11.708073936</dc:date>
    <meta:editing-cycles>10</meta:editing-cycles>
    <meta:generator>LibreOffice/4.2.7.2$Linux_X86_64 LibreOffice_project/420m0$Build-2</meta:generator>
    <meta:editing-duration>PT1H36M33S</meta:editing-duration>
    <meta:document-statistic meta:table-count="0" meta:image-count="0" meta:object-count="0" meta:page-count="1" meta:paragraph-count="16" meta:word-count="326" meta:character-count="1899" meta:non-whitespace-character-count="1589"/>
    <meta:user-defined meta:name="KSOProductBuildVer">1033-9.1.0.4758</meta:user-defined>
  </office:meta>
</office:document-meta>
</file>